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E0EFD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0EFD4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E0EFD4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89C765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68E76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double #000000" fo:border-right="none" style:vertical-align="automatic" fo:background-color="#F68E7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00AAAD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9A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double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6pt" style:font-size-asian="16pt" style:font-size-complex="16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double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61383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82.05pt" style:use-optimal-row-height="fals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number-columns-spanned="32" table:number-rows-spanned="1" table:style-name="ce14">
            <text:p>ID Register</text:p>
          </table:table-cell>
          <table:covered-table-cell table:number-columns-repeated="31"/>
          <table:table-cell table:number-columns-repeated="992" table:style-name="ce2"/>
          <table:table-cell table:number-columns-repeated="1536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0" table:formula="of:=[.A2]-1" table:style-name="ce3">
            <text:p>30</text:p>
          </table:table-cell>
          <table:table-cell office:value-type="float" office:value="29" table:formula="of:=[.B2]-1" table:style-name="ce3">
            <text:p>29</text:p>
          </table:table-cell>
          <table:table-cell office:value-type="float" office:value="28" table:formula="of:=[.C2]-1" table:style-name="ce3">
            <text:p>28</text:p>
          </table:table-cell>
          <table:table-cell office:value-type="float" office:value="27" table:formula="of:=[.D2]-1" table:style-name="ce3">
            <text:p>27</text:p>
          </table:table-cell>
          <table:table-cell office:value-type="float" office:value="26" table:formula="of:=[.E2]-1" table:style-name="ce3">
            <text:p>26</text:p>
          </table:table-cell>
          <table:table-cell office:value-type="float" office:value="25" table:formula="of:=[.F2]-1" table:style-name="ce3">
            <text:p>25</text:p>
          </table:table-cell>
          <table:table-cell office:value-type="float" office:value="24" table:formula="of:=[.G2]-1" table:style-name="ce3">
            <text:p>24</text:p>
          </table:table-cell>
          <table:table-cell office:value-type="float" office:value="23" table:formula="of:=[.H2]-1" table:style-name="ce3">
            <text:p>23</text:p>
          </table:table-cell>
          <table:table-cell office:value-type="float" office:value="22" table:formula="of:=[.I2]-1" table:style-name="ce3">
            <text:p>22</text:p>
          </table:table-cell>
          <table:table-cell office:value-type="float" office:value="21" table:formula="of:=[.J2]-1" table:style-name="ce3">
            <text:p>21</text:p>
          </table:table-cell>
          <table:table-cell office:value-type="float" office:value="20" table:formula="of:=[.K2]-1" table:style-name="ce3">
            <text:p>20</text:p>
          </table:table-cell>
          <table:table-cell office:value-type="float" office:value="19" table:formula="of:=[.L2]-1" table:style-name="ce3">
            <text:p>19</text:p>
          </table:table-cell>
          <table:table-cell office:value-type="float" office:value="18" table:formula="of:=[.M2]-1" table:style-name="ce3">
            <text:p>18</text:p>
          </table:table-cell>
          <table:table-cell office:value-type="float" office:value="17" table:formula="of:=[.N2]-1" table:style-name="ce3">
            <text:p>17</text:p>
          </table:table-cell>
          <table:table-cell office:value-type="float" office:value="16" table:formula="of:=[.O2]-1" table:style-name="ce4">
            <text:p>16</text:p>
          </table:table-cell>
          <table:table-cell office:value-type="float" office:value="15" table:formula="of:=[.P2]-1" table:style-name="ce5">
            <text:p>15</text:p>
          </table:table-cell>
          <table:table-cell office:value-type="float" office:value="14" table:formula="of:=[.Q2]-1" table:style-name="ce3">
            <text:p>14</text:p>
          </table:table-cell>
          <table:table-cell office:value-type="float" office:value="13" table:formula="of:=[.R2]-1" table:style-name="ce3">
            <text:p>13</text:p>
          </table:table-cell>
          <table:table-cell office:value-type="float" office:value="12" table:formula="of:=[.S2]-1" table:style-name="ce3">
            <text:p>12</text:p>
          </table:table-cell>
          <table:table-cell office:value-type="float" office:value="11" table:formula="of:=[.T2]-1" table:style-name="ce3">
            <text:p>11</text:p>
          </table:table-cell>
          <table:table-cell office:value-type="float" office:value="10" table:formula="of:=[.U2]-1" table:style-name="ce3">
            <text:p>10</text:p>
          </table:table-cell>
          <table:table-cell office:value-type="float" office:value="9" table:formula="of:=[.V2]-1" table:style-name="ce3">
            <text:p>9</text:p>
          </table:table-cell>
          <table:table-cell office:value-type="float" office:value="8" table:formula="of:=[.W2]-1" table:style-name="ce3">
            <text:p>8</text:p>
          </table:table-cell>
          <table:table-cell office:value-type="float" office:value="7" table:formula="of:=[.X2]-1" table:style-name="ce3">
            <text:p>7</text:p>
          </table:table-cell>
          <table:table-cell office:value-type="float" office:value="6" table:formula="of:=[.Y2]-1" table:style-name="ce3">
            <text:p>6</text:p>
          </table:table-cell>
          <table:table-cell office:value-type="float" office:value="5" table:formula="of:=[.Z2]-1" table:style-name="ce3">
            <text:p>5</text:p>
          </table:table-cell>
          <table:table-cell office:value-type="float" office:value="4" table:formula="of:=[.AA2]-1" table:style-name="ce3">
            <text:p>4</text:p>
          </table:table-cell>
          <table:table-cell office:value-type="float" office:value="3" table:formula="of:=[.AB2]-1" table:style-name="ce3">
            <text:p>3</text:p>
          </table:table-cell>
          <table:table-cell office:value-type="float" office:value="2" table:formula="of:=[.AC2]-1" table:style-name="ce3">
            <text:p>2</text:p>
          </table:table-cell>
          <table:table-cell office:value-type="float" office:value="1" table:formula="of:=[.AD2]-1" table:style-name="ce3">
            <text:p>1</text:p>
          </table:table-cell>
          <table:table-cell office:value-type="float" office:value="0" table:formula="of:=[.AE2]-1" table:style-name="ce3">
            <text:p>0</text:p>
          </table:table-cell>
          <table:table-cell table:number-columns-repeated="992" table:style-name="ce2"/>
          <table:table-cell table:number-columns-repeated="1536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992" table:style-name="ce2"/>
          <table:table-cell table:number-columns-repeated="15360"/>
        </table:table-row>
        <table:table-row table:style-name="ro1">
          <table:table-cell office:value-type="string" table:number-columns-spanned="11" table:number-rows-spanned="1" table:style-name="ce21">
            <text:p>Std ID [10:0]</text:p>
          </table:table-cell>
          <table:covered-table-cell table:number-columns-repeated="10"/>
          <table:table-cell office:value-type="string" table:number-columns-spanned="5" table:number-rows-spanned="1" table:style-name="ce16">
            <text:p>Ext ID [17:13]</text:p>
          </table:table-cell>
          <table:covered-table-cell table:number-columns-repeated="4"/>
          <table:table-cell office:value-type="string" table:number-columns-spanned="13" table:number-rows-spanned="1" table:style-name="ce22">
            <text:p>Ext ID [12:0]</text:p>
          </table:table-cell>
          <table:covered-table-cell table:number-columns-repeated="12"/>
          <table:table-cell office:value-type="string" table:style-name="ce12">
            <text:p>ide</text:p>
          </table:table-cell>
          <table:table-cell office:value-type="string" table:style-name="ce12">
            <text:p>rtr</text:p>
          </table:table-cell>
          <table:table-cell office:value-type="float" office:value="0" table:style-name="ce2">
            <text:p>0</text:p>
          </table:table-cell>
          <table:table-cell table:number-columns-repeated="99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40" table:style-name="ce2"/>
          <table:table-cell table:style-name="ce13"/>
          <table:table-cell table:number-columns-repeated="16343"/>
        </table:table-row>
        <table:table-row table:style-name="ro1">
          <table:table-cell office:value-type="string" table:number-columns-spanned="32" table:number-rows-spanned="1" table:style-name="ce14">
            <text:p>Mask Register</text:p>
          </table:table-cell>
          <table:covered-table-cell table:number-columns-repeated="31"/>
          <table:table-cell table:number-columns-repeated="992" table:style-name="ce2"/>
          <table:table-cell table:number-columns-repeated="1536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0" table:formula="of:=[.A8]-1" table:style-name="ce3">
            <text:p>30</text:p>
          </table:table-cell>
          <table:table-cell office:value-type="float" office:value="29" table:formula="of:=[.B8]-1" table:style-name="ce3">
            <text:p>29</text:p>
          </table:table-cell>
          <table:table-cell office:value-type="float" office:value="28" table:formula="of:=[.C8]-1" table:style-name="ce3">
            <text:p>28</text:p>
          </table:table-cell>
          <table:table-cell office:value-type="float" office:value="27" table:formula="of:=[.D8]-1" table:style-name="ce3">
            <text:p>27</text:p>
          </table:table-cell>
          <table:table-cell office:value-type="float" office:value="26" table:formula="of:=[.E8]-1" table:style-name="ce3">
            <text:p>26</text:p>
          </table:table-cell>
          <table:table-cell office:value-type="float" office:value="25" table:formula="of:=[.F8]-1" table:style-name="ce3">
            <text:p>25</text:p>
          </table:table-cell>
          <table:table-cell office:value-type="float" office:value="24" table:formula="of:=[.G8]-1" table:style-name="ce3">
            <text:p>24</text:p>
          </table:table-cell>
          <table:table-cell office:value-type="float" office:value="23" table:formula="of:=[.H8]-1" table:style-name="ce3">
            <text:p>23</text:p>
          </table:table-cell>
          <table:table-cell office:value-type="float" office:value="22" table:formula="of:=[.I8]-1" table:style-name="ce3">
            <text:p>22</text:p>
          </table:table-cell>
          <table:table-cell office:value-type="float" office:value="21" table:formula="of:=[.J8]-1" table:style-name="ce3">
            <text:p>21</text:p>
          </table:table-cell>
          <table:table-cell office:value-type="float" office:value="20" table:formula="of:=[.K8]-1" table:style-name="ce3">
            <text:p>20</text:p>
          </table:table-cell>
          <table:table-cell office:value-type="float" office:value="19" table:formula="of:=[.L8]-1" table:style-name="ce3">
            <text:p>19</text:p>
          </table:table-cell>
          <table:table-cell office:value-type="float" office:value="18" table:formula="of:=[.M8]-1" table:style-name="ce3">
            <text:p>18</text:p>
          </table:table-cell>
          <table:table-cell office:value-type="float" office:value="17" table:formula="of:=[.N8]-1" table:style-name="ce3">
            <text:p>17</text:p>
          </table:table-cell>
          <table:table-cell office:value-type="float" office:value="16" table:formula="of:=[.O8]-1" table:style-name="ce4">
            <text:p>16</text:p>
          </table:table-cell>
          <table:table-cell office:value-type="float" office:value="15" table:formula="of:=[.P8]-1" table:style-name="ce5">
            <text:p>15</text:p>
          </table:table-cell>
          <table:table-cell office:value-type="float" office:value="14" table:formula="of:=[.Q8]-1" table:style-name="ce3">
            <text:p>14</text:p>
          </table:table-cell>
          <table:table-cell office:value-type="float" office:value="13" table:formula="of:=[.R8]-1" table:style-name="ce3">
            <text:p>13</text:p>
          </table:table-cell>
          <table:table-cell office:value-type="float" office:value="12" table:formula="of:=[.S8]-1" table:style-name="ce3">
            <text:p>12</text:p>
          </table:table-cell>
          <table:table-cell office:value-type="float" office:value="11" table:formula="of:=[.T8]-1" table:style-name="ce3">
            <text:p>11</text:p>
          </table:table-cell>
          <table:table-cell office:value-type="float" office:value="10" table:formula="of:=[.U8]-1" table:style-name="ce3">
            <text:p>10</text:p>
          </table:table-cell>
          <table:table-cell office:value-type="float" office:value="9" table:formula="of:=[.V8]-1" table:style-name="ce3">
            <text:p>9</text:p>
          </table:table-cell>
          <table:table-cell office:value-type="float" office:value="8" table:formula="of:=[.W8]-1" table:style-name="ce3">
            <text:p>8</text:p>
          </table:table-cell>
          <table:table-cell office:value-type="float" office:value="7" table:formula="of:=[.X8]-1" table:style-name="ce3">
            <text:p>7</text:p>
          </table:table-cell>
          <table:table-cell office:value-type="float" office:value="6" table:formula="of:=[.Y8]-1" table:style-name="ce3">
            <text:p>6</text:p>
          </table:table-cell>
          <table:table-cell office:value-type="float" office:value="5" table:formula="of:=[.Z8]-1" table:style-name="ce3">
            <text:p>5</text:p>
          </table:table-cell>
          <table:table-cell office:value-type="float" office:value="4" table:formula="of:=[.AA8]-1" table:style-name="ce3">
            <text:p>4</text:p>
          </table:table-cell>
          <table:table-cell office:value-type="float" office:value="3" table:formula="of:=[.AB8]-1" table:style-name="ce3">
            <text:p>3</text:p>
          </table:table-cell>
          <table:table-cell office:value-type="float" office:value="2" table:formula="of:=[.AC8]-1" table:style-name="ce3">
            <text:p>2</text:p>
          </table:table-cell>
          <table:table-cell office:value-type="float" office:value="1" table:formula="of:=[.AD8]-1" table:style-name="ce3">
            <text:p>1</text:p>
          </table:table-cell>
          <table:table-cell office:value-type="float" office:value="0" table:formula="of:=[.AE8]-1" table:style-name="ce3">
            <text:p>0</text:p>
          </table:table-cell>
          <table:table-cell table:number-columns-repeated="992" table:style-name="ce2"/>
          <table:table-cell table:number-columns-repeated="15360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992" table:style-name="ce2"/>
          <table:table-cell table:number-columns-repeated="15360"/>
        </table:table-row>
        <table:table-row table:style-name="ro1">
          <table:table-cell office:value-type="string" table:number-columns-spanned="11" table:number-rows-spanned="1" table:style-name="ce21">
            <text:p>Std ID [10:0]</text:p>
          </table:table-cell>
          <table:covered-table-cell table:number-columns-repeated="10"/>
          <table:table-cell office:value-type="string" table:number-columns-spanned="5" table:number-rows-spanned="1" table:style-name="ce16">
            <text:p>Ext ID [17:13]</text:p>
          </table:table-cell>
          <table:covered-table-cell table:number-columns-repeated="4"/>
          <table:table-cell office:value-type="string" table:number-columns-spanned="13" table:number-rows-spanned="1" table:style-name="ce22">
            <text:p>Ext ID [12:0]</text:p>
          </table:table-cell>
          <table:covered-table-cell table:number-columns-repeated="12"/>
          <table:table-cell office:value-type="string" table:style-name="ce12">
            <text:p>ide</text:p>
          </table:table-cell>
          <table:table-cell office:value-type="string" table:style-name="ce12">
            <text:p>rtr</text:p>
          </table:table-cell>
          <table:table-cell office:value-type="float" office:value="0" table:style-name="ce2">
            <text:p>0</text:p>
          </table:table-cell>
          <table:table-cell table:number-columns-repeated="99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5" table:number-rows-spanned="1" table:style-name="ce18">
            <text:p>FilterIdHigh</text:p>
          </table:table-cell>
          <table:covered-table-cell table:number-columns-repeated="4"/>
          <table:table-cell table:style-name="ce2"/>
          <table:table-cell office:value-type="string" office:string-value="0x0000" table:formula="of:=COM.MICROSOFT.CONCAT(&quot;0x&quot;;DEC2HEX(([.A3]*32768)+([.B3]*16384)+([.C3]*8192)+([.D3]*4096)+([.E3]*2048)+([.F3]*1024)+([.G3]*512)+([.H3]*256)+([.I3]*128)+([.J3]*64)+([.K3]*32)+([.L3]*16)+([.M3]*8)+([.N3]*4)+([.O3]*2)+([.P3]*1);4))" table:number-columns-spanned="5" table:number-rows-spanned="1" table:style-name="ce18">
            <text:p>0x0000</text:p>
          </table:table-cell>
          <table:covered-table-cell table:number-columns-repeated="4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number-columns-spanned="5" table:number-rows-spanned="1" table:style-name="ce18">
            <text:p>FilterIdLow</text:p>
          </table:table-cell>
          <table:covered-table-cell table:number-columns-repeated="4"/>
          <table:table-cell table:style-name="ce2"/>
          <table:table-cell office:value-type="string" office:string-value="0x0000" table:formula="of:=COM.MICROSOFT.CONCAT(&quot;0x&quot;;DEC2HEX(([.Q3]*32768)+([.R3]*16384)+([.S3]*8192)+([.T3]*4096)+([.U3]*2048)+([.V3]*1024)+([.W3]*512)+([.X3]*256)+([.Y3]*128)+([.Z3]*64)+([.AA3]*32)+([.AB3]*16)+([.AC3]*8)+([.AD3]*4)+([.AE3]*2);4))" table:number-columns-spanned="5" table:number-rows-spanned="1" table:style-name="ce18">
            <text:p>0x0000</text:p>
          </table:table-cell>
          <table:covered-table-cell table:number-columns-repeated="4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number-columns-spanned="5" table:number-rows-spanned="1" table:style-name="ce18">
            <text:p>FilterMaskIdHigh</text:p>
          </table:table-cell>
          <table:covered-table-cell table:number-columns-repeated="4"/>
          <table:table-cell table:style-name="ce2"/>
          <table:table-cell office:value-type="string" office:string-value="0x0000" table:formula="of:=COM.MICROSOFT.CONCAT(&quot;0x&quot;;DEC2HEX(([.A9]*32768)+([.B9]*16384)+([.C9]*8192)+([.D9]*4096)+([.E9]*2048)+([.F9]*1024)+([.G9]*512)+([.H9]*256)+([.I9]*128)+([.J9]*64)+([.K9]*32)+([.L9]*16)+([.M9]*8)+([.N9]*4)+([.O9]*2)+([.P9]*1);4))" table:number-columns-spanned="5" table:number-rows-spanned="1" table:style-name="ce18">
            <text:p>0x0000</text:p>
          </table:table-cell>
          <table:covered-table-cell table:number-columns-repeated="4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number-columns-spanned="5" table:number-rows-spanned="1" table:style-name="ce18">
            <text:p>FilterMaskIdLow</text:p>
          </table:table-cell>
          <table:covered-table-cell table:number-columns-repeated="4"/>
          <table:table-cell table:style-name="ce2"/>
          <table:table-cell office:value-type="string" office:string-value="0x0000" table:formula="of:=COM.MICROSOFT.CONCAT(&quot;0x&quot;;DEC2HEX(([.Q9]*32768)+([.R9]*16384)+([.S9]*8192)+([.T9]*4096)+([.U9]*2048)+([.V9]*1024)+([.W9]*512)+([.X9]*256)+([.Y9]*128)+([.Z9]*64)+([.AA9]*32)+([.AB9]*16)+([.AC9]*8)+([.AD9]*4)+([.AE9]*2);4))" table:number-columns-spanned="5" table:number-rows-spanned="1" table:style-name="ce18">
            <text:p>0x0000</text:p>
          </table:table-cell>
          <table:covered-table-cell table:number-columns-repeated="4"/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32" table:number-rows-spanned="1" table:style-name="ce19">
            <text:p>Instructions: Apply 1’s and 0’s into the table as needed to determine your canfilterid and maskid for CAN_FilterTypeDef values.</text:p>
            <text:p>IDE : 0 = STD, 1 = EXT</text:p>
            <text:p>RTR: 0 = DATA, 1 = RTR</text:p>
          </table:table-cell>
          <table:covered-table-cell table:number-columns-repeated="31"/>
          <table:table-cell table:number-columns-repeated="16352"/>
        </table:table-row>
        <table:table-row table:style-name="ro3">
          <table:table-cell table:number-columns-repeated="5" table:style-name="ce2"/>
          <table:table-cell table:number-columns-repeated="13" table:style-name="ce20"/>
          <table:table-cell table:number-columns-repeated="1006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table:number-columns-repeated="5" table:style-name="ce20"/>
          <table:table-cell office:value-type="string" table:style-name="ce20">
            <text:p>Credit : Mitch Minton</text:p>
          </table:table-cell>
          <table:table-cell table:number-columns-repeated="7" table:style-name="ce20"/>
          <table:table-cell table:number-columns-repeated="1006" table:style-name="ce2"/>
          <table:table-cell table:number-columns-repeated="15360"/>
        </table:table-row>
        <table:table-row table:number-rows-repeated="4" table:style-name="ro3">
          <table:table-cell table:number-columns-repeated="5" table:style-name="ce2"/>
          <table:table-cell table:number-columns-repeated="13" table:style-name="ce20"/>
          <table:table-cell table:number-columns-repeated="1006" table:style-name="ce2"/>
          <table:table-cell table:number-columns-repeated="15360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Kiran Nayak</dc:creator>
    <meta:creation-date>2020-02-02T21:24:49Z</meta:creation-date>
    <dc:date>2020-02-04T06:56:51Z</dc:date>
    <meta:editing-cycles>4</meta:editing-cycles>
    <meta:editing-duration>PT987S</meta:editing-duration>
  </office:meta>
</office:document-meta>
</file>